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74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89.6pt"/>
    </style:style>
    <style:style style:name="co6" style:family="table-column">
      <style:table-column-properties fo:break-before="auto" style:column-width="68.74pt"/>
    </style:style>
    <style:style style:name="co7" style:family="table-column">
      <style:table-column-properties fo:break-before="auto" style:column-width="49.29pt"/>
    </style:style>
    <style:style style:name="co8" style:family="table-column">
      <style:table-column-properties fo:break-before="auto" style:column-width="11.79pt"/>
    </style:style>
    <style:style style:name="co9" style:family="table-column">
      <style:table-column-properties fo:break-before="auto" style:column-width="52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42.75pt" fo:break-before="auto" style:use-optimal-row-height="false"/>
    </style:style>
    <style:style style:name="ro5" style:family="table-row">
      <style:table-row-properties style:row-height="34.5pt" fo:break-before="auto" style:use-optimal-row-height="false"/>
    </style:style>
    <style:style style:name="ro6" style:family="table-row">
      <style:table-row-properties style:row-height="63.75pt" fo:break-before="auto" style:use-optimal-row-height="false"/>
    </style:style>
    <style:style style:name="ta1" style:family="table" style:master-page-name="PageStyle_5f_hardware">
      <style:table-properties table:display="true" style:writing-mode="lr-tb"/>
    </style:style>
    <style:style style:name="ta2" style:family="table" style:master-page-name="PageStyle_5f_graficos">
      <style:table-properties table:display="true" style:writing-mode="lr-tb"/>
    </style:style>
    <style:style style:name="ta3" style:family="table" style:master-page-name="PageStyle_5f_resultados">
      <style:table-properties table:display="true" style:writing-mode="lr-tb"/>
    </style:style>
    <style:style style:name="ta4" style:family="table" style:master-page-name="PageStyle_5f_topologia-processador">
      <style:table-properties table:display="true" style:writing-mode="lr-tb"/>
    </style:style>
    <style:style style:name="ta5" style:family="table" style:master-page-name="PageStyle_5f_comparação-pool-vs-criação-de-thread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2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ackground-color="#add8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27">
      <style:table-cell-properties fo:background-color="#add8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style-complex="normal" fo:color="#000000" fo:text-shadow="none" style:font-style-asian="normal" style:font-weight-complex="bold" style:font-weight-asian="bold" style:font-size-complex="18pt" style:font-size-asian="18pt" style:font-name-complex="Arial" style:text-outline="false" fo:font-style="normal" style:text-line-through-type="none" style:text-underline-style="none" style:text-underline-color="font-color" fo:font-weight="bold" fo:font-size="18pt" style:font-name="Arial" style:text-position="0% 100%"/>
    </style:style>
    <style:style style:name="T6" style:family="text">
      <style:text-properties style:font-style-complex="normal" fo:color="#000000" fo:text-shadow="none" style:font-style-asian="normal" style:font-size-complex="18pt" style:font-size-asian="18pt" style:font-name-complex="Arial" style:text-outline="false" fo:font-style="normal" style:text-line-through-type="none" style:text-underline-style="none" style:text-underline-color="font-color" fo:font-size="18pt" style:font-name="Arial" style:text-position="0% 100%" fo:font-weight="normal" style:font-weight-asian="normal" style:font-weight-complex="normal"/>
    </style:style>
    <style:style style:name="T7" style:family="text">
      <style:text-properties style:font-style-complex="normal" fo:color="#000000" fo:text-shadow="none" style:font-style-asian="normal" style:font-size-complex="18pt" style:font-size-asian="18pt" style:font-name-complex="Arial" style:text-outline="false" fo:font-style="normal" style:text-line-through-type="none" style:text-underline-style="none" style:text-underline-color="font-color" fo:font-size="18pt" style:font-name="Arial" style:text-position="0% 100%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4" table:default-cell-style-name="Default"/>
        <table:table-column table:style-name="co4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periência:</text:p>
          </table:table-cell>
          <table:table-cell table:style-name="ce3" office:value-type="string" calcext:value-type="string">
            <text:p>Redução paralela (reduce) com pthread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/>
          <table:table-cell table:style-name="ce4" office:value-type="string" calcext:value-type="string">
            <text:p>INFOS obtidas do programa lscpu sobre o hardware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office:value-type="string" calcext:value-type="string">
            <text:p>Hostname:</text:p>
          </table:table-cell>
          <table:table-cell table:style-name="ce5" office:value-type="string" calcext:value-type="string">
            <text:p>j14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Processador:</text:p>
          </table:table-cell>
          <table:table-cell table:style-name="ce5" office:value-type="string" calcext:value-type="string">
            <text:p>i7-4770</text:p>
          </table:table-cell>
          <table:table-cell table:style-name="ce5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Hz</text:p>
          </table:table-cell>
          <table:table-cell table:style-name="ce5" office:value-type="float" office:value="3300" calcext:value-type="float">
            <text:p>33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ax MHz</text:p>
          </table:table-cell>
          <table:table-cell table:style-name="ce5" office:value-type="float" office:value="3900" calcext:value-type="float">
            <text:p>39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in MHz</text:p>
          </table:table-cell>
          <table:table-cell table:style-name="ce5" office:value-type="float" office:value="800" calcext:value-type="float">
            <text:p>8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1d cache</text:p>
          </table:table-cell>
          <table:table-cell table:style-name="ce5" office:value-type="string" calcext:value-type="string">
            <text:p><text:s/>128 K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1i cache</text:p>
          </table:table-cell>
          <table:table-cell table:style-name="ce5" office:value-type="string" calcext:value-type="string">
            <text:p><text:s/>128 K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2 cache</text:p>
          </table:table-cell>
          <table:table-cell table:style-name="ce5" office:value-type="string" calcext:value-type="string">
            <text:p><text:s/>1 M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3 cache</text:p>
          </table:table-cell>
          <table:table-cell table:style-name="ce5" office:value-type="string" calcext:value-type="string">
            <text:p><text:s/>8 M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flags:</text:p>
          </table:table-cell>
          <table:table-cell table:style-name="ce2" office:value-type="string" calcext:value-type="string">
            <text:p>fpu vme de pse tsc msr pae mce cx8 apic sep mtrr pge m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a cmov pat pse36 clflush dts acpi mmx fxsr sse sse2 s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 ht tm pbe syscall nx pdpe1gb rdtscp lm constant_tsc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rch_perfmon pebs bts rep_good nopl xtopology nonstop_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sc cpuid aperfmperf pni pclmulqdq dtes64 monitor ds_c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l vmx smx est tm2 ssse3 sdbg fma cx16 xtpr pdcm pcid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se4_1 sse4_2 x2apic movbe popcnt aes xsave avx f16c 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rand lahf_lm abm cpuid_fault epb invpcid_single pti 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r_shadow vnmi flexpriority ept vpid ept_ad fsgsbase 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c_adjust bmi1 avx2 smep bmi2 erms invpcid xsaveopt d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herm ida arat pln pts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9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s" table:style-name="ta2">
        <table:table-column table:style-name="co5" table:default-cell-style-name="Default"/>
        <table:table-column table:style-name="co2" table:number-columns-repeated="13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style-name="ce7"/>
          <table:table-cell table:style-name="ce12"/>
          <table:table-cell table:style-name="ce18" office:value-type="string" calcext:value-type="string">
            <text:p>reduceSum rodando no b9s <text:s/>Encapsulado inclui criação de threads a cada chamada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/>
          <table:table-cell table:style-name="ce19" office:value-type="string" calcext:value-type="string">
            <text:p>Executando 10 vezes com elementos FLOAT</text:p>
          </table:table-cell>
          <table:table-cell table:style-name="ce13" table:number-columns-repeated="4"/>
          <table:table-cell table:style-name="ce21" office:value-type="string" calcext:value-type="string">
            <text:p>total elements:</text:p>
          </table:table-cell>
          <table:table-cell table:style-name="ce13" table:formula="of:=[$resultados.E1]" office:value-type="float" office:value="8000000" calcext:value-type="float">
            <text:p>8000000</text:p>
          </table:table-cell>
          <table:table-cell table:style-name="ce13"/>
          <table:table-cell table:style-name="ce25" office:value-type="string" calcext:value-type="string">
            <text:p>NTIMES:</text:p>
          </table:table-cell>
          <table:table-cell table:style-name="ce27" office:value-type="float" office:value="1000" calcext:value-type="float">
            <text:p>1000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7"/>
          <table:table-cell table:number-columns-repeated="11"/>
          <table:table-cell table:style-name="ce28" office:value-type="string" calcext:value-type="string">
            <text:p>2sem202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2]" office:value-type="float" office:value="0.117" calcext:value-type="float">
            <text:p>0.117000</text:p>
          </table:table-cell>
          <table:table-cell table:style-name="ce14" table:formula="of:=[$resultados.$A13]" office:value-type="float" office:value="0.198" calcext:value-type="float">
            <text:p>0.198000</text:p>
          </table:table-cell>
          <table:table-cell table:style-name="ce14" table:formula="of:=[$resultados.$A24]" office:value-type="float" office:value="0.515" calcext:value-type="float">
            <text:p>0.515000</text:p>
          </table:table-cell>
          <table:table-cell table:style-name="ce14" table:formula="of:=[$resultados.$A35]" office:value-type="float" office:value="0.313" calcext:value-type="float">
            <text:p>0.313000</text:p>
          </table:table-cell>
          <table:table-cell table:style-name="ce14" table:formula="of:=[$resultados.$A46]" office:value-type="float" office:value="0.001075" calcext:value-type="float">
            <text:p>0.001075</text:p>
          </table:table-cell>
          <table:table-cell table:style-name="ce14" table:formula="of:=[$resultados.$A57]" office:value-type="float" office:value="0.404" calcext:value-type="float">
            <text:p>0.404000</text:p>
          </table:table-cell>
          <table:table-cell table:style-name="ce14" table:formula="of:=[$resultados.$A68]" office:value-type="float" office:value="0.88" calcext:value-type="float">
            <text:p>0.880000</text:p>
          </table:table-cell>
          <table:table-cell table:style-name="ce14" table:formula="of:=[$resultados.$A79]" office:value-type="float" office:value="0.977" calcext:value-type="float">
            <text:p>0.977000</text:p>
          </table:table-cell>
          <table:table-cell/>
          <table:table-cell table:style-name="ce26" office:value-type="string" calcext:value-type="string" table:number-columns-spanned="2" table:number-rows-spanned="1">
            <text:p>vector size (KB):</text:p>
          </table:table-cell>
          <table:covered-table-cell/>
          <table:table-cell table:style-name="ce28" table:formula="of:=TRUNC(([.I2]*4)/1024;0)" office:value-type="float" office:value="31250" calcext:value-type="float">
            <text:p>31250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14" table:formula="of:=[$resultados.$A3]" office:value-type="float" office:value="0.059" calcext:value-type="float">
            <text:p>0.059000</text:p>
          </table:table-cell>
          <table:table-cell table:style-name="ce14" table:formula="of:=[$resultados.$A14]" office:value-type="float" office:value="0.127" calcext:value-type="float">
            <text:p>0.127000</text:p>
          </table:table-cell>
          <table:table-cell table:style-name="ce14" table:formula="of:=[$resultados.$A25]" office:value-type="float" office:value="0.125" calcext:value-type="float">
            <text:p>0.125000</text:p>
          </table:table-cell>
          <table:table-cell table:style-name="ce14" table:formula="of:=[$resultados.$A36]" office:value-type="float" office:value="0.226" calcext:value-type="float">
            <text:p>0.226000</text:p>
          </table:table-cell>
          <table:table-cell table:style-name="ce14" table:formula="of:=[$resultados.$A47]" office:value-type="float" office:value="0.375" calcext:value-type="float">
            <text:p>0.375000</text:p>
          </table:table-cell>
          <table:table-cell table:style-name="ce14" table:formula="of:=[$resultados.$A58]" office:value-type="float" office:value="0.72" calcext:value-type="float">
            <text:p>0.720000</text:p>
          </table:table-cell>
          <table:table-cell table:style-name="ce14" table:formula="of:=[$resultados.$A69]" office:value-type="float" office:value="0.64" calcext:value-type="float">
            <text:p>0.640000</text:p>
          </table:table-cell>
          <table:table-cell table:style-name="ce14" table:formula="of:=[$resultados.$A80]" office:value-type="float" office:value="0.539" calcext:value-type="float">
            <text:p>0.539000</text:p>
          </table:table-cell>
          <table:table-cell table:number-columns-repeated="3"/>
          <table:table-cell table:style-name="ce29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4]" office:value-type="float" office:value="0.13" calcext:value-type="float">
            <text:p>0.130000</text:p>
          </table:table-cell>
          <table:table-cell table:style-name="ce14" table:formula="of:=[$resultados.$A15]" office:value-type="float" office:value="0.2" calcext:value-type="float">
            <text:p>0.200000</text:p>
          </table:table-cell>
          <table:table-cell table:style-name="ce14" table:formula="of:=[$resultados.$A26]" office:value-type="float" office:value="0.186" calcext:value-type="float">
            <text:p>0.186000</text:p>
          </table:table-cell>
          <table:table-cell table:style-name="ce14" table:formula="of:=[$resultados.$A37]" office:value-type="float" office:value="0.263" calcext:value-type="float">
            <text:p>0.263000</text:p>
          </table:table-cell>
          <table:table-cell table:style-name="ce14" table:formula="of:=[$resultados.$A48]" office:value-type="float" office:value="0.513" calcext:value-type="float">
            <text:p>0.513000</text:p>
          </table:table-cell>
          <table:table-cell table:style-name="ce14" table:formula="of:=[$resultados.$A59]" office:value-type="float" office:value="0.383" calcext:value-type="float">
            <text:p>0.383000</text:p>
          </table:table-cell>
          <table:table-cell table:style-name="ce14" table:formula="of:=[$resultados.$A70]" office:value-type="float" office:value="0.415" calcext:value-type="float">
            <text:p>0.415000</text:p>
          </table:table-cell>
          <table:table-cell table:style-name="ce14" table:formula="of:=[$resultados.$A81]" office:value-type="float" office:value="0.463" calcext:value-type="float">
            <text:p>0.463000</text:p>
          </table:table-cell>
          <table:table-cell table:number-columns-repeated="2"/>
          <table:table-cell table:style-name="ce24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5]" office:value-type="float" office:value="0.096" calcext:value-type="float">
            <text:p>0.096000</text:p>
          </table:table-cell>
          <table:table-cell table:style-name="ce14" table:formula="of:=[$resultados.$A16]" office:value-type="float" office:value="0.127" calcext:value-type="float">
            <text:p>0.127000</text:p>
          </table:table-cell>
          <table:table-cell table:style-name="ce14" table:formula="of:=[$resultados.$A27]" office:value-type="float" office:value="0.178" calcext:value-type="float">
            <text:p>0.178000</text:p>
          </table:table-cell>
          <table:table-cell table:style-name="ce14" table:formula="of:=[$resultados.$A38]" office:value-type="float" office:value="0.227" calcext:value-type="float">
            <text:p>0.227000</text:p>
          </table:table-cell>
          <table:table-cell table:style-name="ce14" table:formula="of:=[$resultados.$A49]" office:value-type="float" office:value="0.423" calcext:value-type="float">
            <text:p>0.423000</text:p>
          </table:table-cell>
          <table:table-cell table:style-name="ce14" table:formula="of:=[$resultados.$A60]" office:value-type="float" office:value="0.384" calcext:value-type="float">
            <text:p>0.384000</text:p>
          </table:table-cell>
          <table:table-cell table:style-name="ce14" table:formula="of:=[$resultados.$A71]" office:value-type="float" office:value="0.803" calcext:value-type="float">
            <text:p>0.803000</text:p>
          </table:table-cell>
          <table:table-cell table:style-name="ce14" table:formula="of:=[$resultados.$A82]" office:value-type="float" office:value="0.576" calcext:value-type="float">
            <text:p>0.576000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6]" office:value-type="float" office:value="0.103" calcext:value-type="float">
            <text:p>0.103000</text:p>
          </table:table-cell>
          <table:table-cell table:style-name="ce14" table:formula="of:=[$resultados.$A17]" office:value-type="float" office:value="0.102" calcext:value-type="float">
            <text:p>0.102000</text:p>
          </table:table-cell>
          <table:table-cell table:style-name="ce14" table:formula="of:=[$resultados.$A28]" office:value-type="float" office:value="0.248" calcext:value-type="float">
            <text:p>0.248000</text:p>
          </table:table-cell>
          <table:table-cell table:style-name="ce14" table:formula="of:=[$resultados.$A39]" office:value-type="float" office:value="0.193" calcext:value-type="float">
            <text:p>0.193000</text:p>
          </table:table-cell>
          <table:table-cell table:style-name="ce14" table:formula="of:=[$resultados.$A50]" office:value-type="float" office:value="0.347" calcext:value-type="float">
            <text:p>0.347000</text:p>
          </table:table-cell>
          <table:table-cell table:style-name="ce14" table:formula="of:=[$resultados.$A61]" office:value-type="float" office:value="0.466" calcext:value-type="float">
            <text:p>0.466000</text:p>
          </table:table-cell>
          <table:table-cell table:style-name="ce14" table:formula="of:=[$resultados.$A72]" office:value-type="float" office:value="0.526" calcext:value-type="float">
            <text:p>0.526000</text:p>
          </table:table-cell>
          <table:table-cell table:style-name="ce14" table:formula="of:=[$resultados.$A83]" office:value-type="float" office:value="0.761" calcext:value-type="float">
            <text:p>0.761000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7]" office:value-type="float" office:value="0.072" calcext:value-type="float">
            <text:p>0.072000</text:p>
          </table:table-cell>
          <table:table-cell table:style-name="ce14" table:formula="of:=[$resultados.$A18]" office:value-type="float" office:value="0.095" calcext:value-type="float">
            <text:p>0.095000</text:p>
          </table:table-cell>
          <table:table-cell table:style-name="ce14" table:formula="of:=[$resultados.$A29]" office:value-type="float" office:value="0.178" calcext:value-type="float">
            <text:p>0.178000</text:p>
          </table:table-cell>
          <table:table-cell table:style-name="ce14" table:formula="of:=[$resultados.$A40]" office:value-type="float" office:value="0.363" calcext:value-type="float">
            <text:p>0.363000</text:p>
          </table:table-cell>
          <table:table-cell table:style-name="ce14" table:formula="of:=[$resultados.$A51]" office:value-type="float" office:value="0.344" calcext:value-type="float">
            <text:p>0.344000</text:p>
          </table:table-cell>
          <table:table-cell table:style-name="ce14" table:formula="of:=[$resultados.$A62]" office:value-type="float" office:value="0.404" calcext:value-type="float">
            <text:p>0.404000</text:p>
          </table:table-cell>
          <table:table-cell table:style-name="ce14" table:formula="of:=[$resultados.$A73]" office:value-type="float" office:value="0.673" calcext:value-type="float">
            <text:p>0.673000</text:p>
          </table:table-cell>
          <table:table-cell table:style-name="ce14" table:formula="of:=[$resultados.$A84]" office:value-type="float" office:value="0.521" calcext:value-type="float">
            <text:p>0.521000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8]" office:value-type="float" office:value="0.074" calcext:value-type="float">
            <text:p>0.074000</text:p>
          </table:table-cell>
          <table:table-cell table:style-name="ce14" table:formula="of:=[$resultados.$A19]" office:value-type="float" office:value="0.226" calcext:value-type="float">
            <text:p>0.226000</text:p>
          </table:table-cell>
          <table:table-cell table:style-name="ce14" table:formula="of:=[$resultados.$A30]" office:value-type="float" office:value="0.186" calcext:value-type="float">
            <text:p>0.186000</text:p>
          </table:table-cell>
          <table:table-cell table:style-name="ce14" table:formula="of:=[$resultados.$A41]" office:value-type="float" office:value="0.268" calcext:value-type="float">
            <text:p>0.268000</text:p>
          </table:table-cell>
          <table:table-cell table:style-name="ce14" table:formula="of:=[$resultados.$A52]" office:value-type="float" office:value="0.367" calcext:value-type="float">
            <text:p>0.367000</text:p>
          </table:table-cell>
          <table:table-cell table:style-name="ce14" table:formula="of:=[$resultados.$A63]" office:value-type="float" office:value="0.588" calcext:value-type="float">
            <text:p>0.588000</text:p>
          </table:table-cell>
          <table:table-cell table:style-name="ce14" table:formula="of:=[$resultados.$A74]" office:value-type="float" office:value="0.6" calcext:value-type="float">
            <text:p>0.600000</text:p>
          </table:table-cell>
          <table:table-cell table:style-name="ce14" table:formula="of:=[$resultados.$A85]" office:value-type="float" office:value="0.745" calcext:value-type="float">
            <text:p>0.745000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9]" office:value-type="float" office:value="0.085" calcext:value-type="float">
            <text:p>0.085000</text:p>
          </table:table-cell>
          <table:table-cell table:style-name="ce14" table:formula="of:=[$resultados.$A20]" office:value-type="float" office:value="0.098" calcext:value-type="float">
            <text:p>0.098000</text:p>
          </table:table-cell>
          <table:table-cell table:style-name="ce14" table:formula="of:=[$resultados.$A31]" office:value-type="float" office:value="0.189" calcext:value-type="float">
            <text:p>0.189000</text:p>
          </table:table-cell>
          <table:table-cell table:style-name="ce14" table:formula="of:=[$resultados.$A42]" office:value-type="float" office:value="0.274" calcext:value-type="float">
            <text:p>0.274000</text:p>
          </table:table-cell>
          <table:table-cell table:style-name="ce14" table:formula="of:=[$resultados.$A53]" office:value-type="float" office:value="0.411" calcext:value-type="float">
            <text:p>0.411000</text:p>
          </table:table-cell>
          <table:table-cell table:style-name="ce14" table:formula="of:=[$resultados.$A64]" office:value-type="float" office:value="0.532" calcext:value-type="float">
            <text:p>0.532000</text:p>
          </table:table-cell>
          <table:table-cell table:style-name="ce14" table:formula="of:=[$resultados.$A75]" office:value-type="float" office:value="0.403" calcext:value-type="float">
            <text:p>0.403000</text:p>
          </table:table-cell>
          <table:table-cell table:style-name="ce14" table:formula="of:=[$resultados.$A86]" office:value-type="float" office:value="0.716" calcext:value-type="float">
            <text:p>0.716000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10]" office:value-type="float" office:value="0.079" calcext:value-type="float">
            <text:p>0.079000</text:p>
          </table:table-cell>
          <table:table-cell table:style-name="ce14" table:formula="of:=[$resultados.$A21]" office:value-type="float" office:value="0.159" calcext:value-type="float">
            <text:p>0.159000</text:p>
          </table:table-cell>
          <table:table-cell table:style-name="ce14" table:formula="of:=[$resultados.$A32]" office:value-type="float" office:value="0.132" calcext:value-type="float">
            <text:p>0.132000</text:p>
          </table:table-cell>
          <table:table-cell table:style-name="ce14" table:formula="of:=[$resultados.$A43]" office:value-type="float" office:value="0.2" calcext:value-type="float">
            <text:p>0.200000</text:p>
          </table:table-cell>
          <table:table-cell table:style-name="ce14" table:formula="of:=[$resultados.$A54]" office:value-type="float" office:value="0.478" calcext:value-type="float">
            <text:p>0.478000</text:p>
          </table:table-cell>
          <table:table-cell table:style-name="ce14" table:formula="of:=[$resultados.$A65]" office:value-type="float" office:value="0.328" calcext:value-type="float">
            <text:p>0.328000</text:p>
          </table:table-cell>
          <table:table-cell table:style-name="ce14" table:formula="of:=[$resultados.$A76]" office:value-type="float" office:value="0.75" calcext:value-type="float">
            <text:p>0.750000</text:p>
          </table:table-cell>
          <table:table-cell table:style-name="ce14" table:formula="of:=[$resultados.$A87]" office:value-type="float" office:value="0.415" calcext:value-type="float">
            <text:p>0.415000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11]" office:value-type="float" office:value="0.127" calcext:value-type="float">
            <text:p>0.127000</text:p>
          </table:table-cell>
          <table:table-cell table:style-name="ce14" table:formula="of:=[$resultados.$A22]" office:value-type="float" office:value="0.216" calcext:value-type="float">
            <text:p>0.216000</text:p>
          </table:table-cell>
          <table:table-cell table:style-name="ce14" table:formula="of:=[$resultados.$A33]" office:value-type="float" office:value="0.14" calcext:value-type="float">
            <text:p>0.140000</text:p>
          </table:table-cell>
          <table:table-cell table:style-name="ce14" table:formula="of:=[$resultados.$A44]" office:value-type="float" office:value="0.225" calcext:value-type="float">
            <text:p>0.225000</text:p>
          </table:table-cell>
          <table:table-cell table:style-name="ce14" table:formula="of:=[$resultados.$A55]" office:value-type="float" office:value="0.41" calcext:value-type="float">
            <text:p>0.410000</text:p>
          </table:table-cell>
          <table:table-cell table:style-name="ce14" table:formula="of:=[$resultados.$A66]" office:value-type="float" office:value="0.367" calcext:value-type="float">
            <text:p>0.367000</text:p>
          </table:table-cell>
          <table:table-cell table:style-name="ce14" table:formula="of:=[$resultados.$A77]" office:value-type="float" office:value="0.58" calcext:value-type="float">
            <text:p>0.580000</text:p>
          </table:table-cell>
          <table:table-cell table:style-name="ce14" table:formula="of:=[$resultados.$A88]" office:value-type="float" office:value="0.36" calcext:value-type="float">
            <text:p>0.360000</text:p>
          </table:table-cell>
          <table:table-cell table:number-columns-repeated="1015"/>
        </table:table-row>
        <table:table-row table:style-name="ro1">
          <table:table-cell table:style-name="ce7" table:number-columns-repeated="9"/>
          <table:table-cell table:number-columns-repeated="1015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6" table:style-name="ce20"/>
          <table:covered-table-cell table:style-name="ce22"/>
          <table:table-cell table:style-name="ce23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24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1">
          <table:table-cell table:style-name="ce10" office:value-type="string" calcext:value-type="string">
            <text:p>tempo médio (ms)</text:p>
          </table:table-cell>
          <table:table-cell table:style-name="ce10" table:formula="of:=ROUND(SUM([.B5:.B14])/10;2)" office:value-type="float" office:value="0.09" calcext:value-type="float">
            <text:p>0.09</text:p>
          </table:table-cell>
          <table:table-cell table:style-name="ce10" table:formula="of:=ROUND(SUM([.C5:.C14])/10;2)" office:value-type="float" office:value="0.15" calcext:value-type="float">
            <text:p>0.15</text:p>
          </table:table-cell>
          <table:table-cell table:style-name="ce10" table:formula="of:=ROUND(SUM([.D5:.D14])/10;2)" office:value-type="float" office:value="0.21" calcext:value-type="float">
            <text:p>0.21</text:p>
          </table:table-cell>
          <table:table-cell table:style-name="ce10" table:formula="of:=ROUND(SUM([.E5:.E14])/10;2)" office:value-type="float" office:value="0.26" calcext:value-type="float">
            <text:p>0.26</text:p>
          </table:table-cell>
          <table:table-cell table:style-name="ce10" table:formula="of:=ROUND(SUM([.F5:.F14])/10;2)" office:value-type="float" office:value="0.37" calcext:value-type="float">
            <text:p>0.37</text:p>
          </table:table-cell>
          <table:table-cell table:style-name="ce10" table:formula="of:=ROUND(SUM([.G5:.G14])/10;2)" office:value-type="float" office:value="0.46" calcext:value-type="float">
            <text:p>0.46</text:p>
          </table:table-cell>
          <table:table-cell table:style-name="ce10" table:formula="of:=ROUND(SUM([.H5:.H14])/10;2)" office:value-type="float" office:value="0.63" calcext:value-type="float">
            <text:p>0.63</text:p>
          </table:table-cell>
          <table:table-cell table:style-name="ce10" table:formula="of:=ROUND(SUM([.I5:.I14])/10;2)" office:value-type="float" office:value="0.61" calcext:value-type="float">
            <text:p>0.61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table:formula="of:=ROUND([.$B18]/[.B18];2)" office:value-type="float" office:value="1" calcext:value-type="float">
            <text:p>1.00</text:p>
          </table:table-cell>
          <table:table-cell table:style-name="ce16" table:formula="of:=ROUND([.$B18]/[.C18];2)" office:value-type="float" office:value="0.6" calcext:value-type="float">
            <text:p>0.60</text:p>
          </table:table-cell>
          <table:table-cell table:style-name="ce16" table:formula="of:=ROUND([.$B18]/[.D18];2)" office:value-type="float" office:value="0.43" calcext:value-type="float">
            <text:p>0.43</text:p>
          </table:table-cell>
          <table:table-cell table:style-name="ce16" table:formula="of:=ROUND([.$B18]/[.E18];2)" office:value-type="float" office:value="0.35" calcext:value-type="float">
            <text:p>0.35</text:p>
          </table:table-cell>
          <table:table-cell table:style-name="ce16" table:formula="of:=ROUND([.$B18]/[.F18];2)" office:value-type="float" office:value="0.24" calcext:value-type="float">
            <text:p>0.24</text:p>
          </table:table-cell>
          <table:table-cell table:style-name="ce16" table:formula="of:=ROUND([.$B18]/[.G18];2)" office:value-type="float" office:value="0.2" calcext:value-type="float">
            <text:p>0.20</text:p>
          </table:table-cell>
          <table:table-cell table:style-name="ce16" table:formula="of:=ROUND([.$B18]/[.H18];2)" office:value-type="float" office:value="0.14" calcext:value-type="float">
            <text:p>0.14</text:p>
          </table:table-cell>
          <table:table-cell table:style-name="ce16" table:formula="of:=ROUND([.$B18]/[.I18];2)" office:value-type="float" office:value="0.15" calcext:value-type="float">
            <text:p>0.15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7">
            <draw:frame table:end-cell-address="graficos.E40" table:end-x="53.18pt" table:end-y="8.25pt" draw:z-index="0" draw:name="Chart 1" draw:style-name="gr1" draw:text-style-name="P1" svg:width="327.71pt" svg:height="259.48pt" svg:x="6.75pt" svg:y="3.74pt">
              <draw:object draw:notify-on-update-of-ranges="graficos.B17:graficos.I17 graficos.B18:graficos.I18 graficos.B19:graficos.I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graficos.J40" table:end-x="63.72pt" table:end-y="7.51pt" draw:z-index="1" draw:name="Chart 2" draw:style-name="gr1" draw:text-style-name="P1" svg:width="353.96pt" svg:height="257.98pt" svg:x="29.25pt" svg:y="4.51pt">
              <draw:object draw:notify-on-update-of-ranges="graficos.B43:graficos.I43 graficos.B44:graficos.I44 graficos.B45:graficos.I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21">
          <table:table-cell table:style-name="ce7"/>
          <table:table-cell table:number-columns-repeated="1023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table:formula="of:=ROUND(([.$I$2]*[.$L$2])/(([.B18])*1000*1000*1000);3)" office:value-type="float" office:value="88.889" calcext:value-type="float">
            <text:p>88.889</text:p>
          </table:table-cell>
          <table:table-cell table:style-name="ce17" table:formula="of:=ROUND(([.$I$2]*[.$L$2])/(([.C18])*1000*1000*1000);3)" office:value-type="float" office:value="53.333" calcext:value-type="float">
            <text:p>53.333</text:p>
          </table:table-cell>
          <table:table-cell table:style-name="ce17" table:formula="of:=ROUND(([.$I$2]*[.$L$2])/(([.D18])*1000*1000*1000);3)" office:value-type="float" office:value="38.095" calcext:value-type="float">
            <text:p>38.095</text:p>
          </table:table-cell>
          <table:table-cell table:style-name="ce17" table:formula="of:=ROUND(([.$I$2]*[.$L$2])/(([.E18])*1000*1000*1000);3)" office:value-type="float" office:value="30.769" calcext:value-type="float">
            <text:p>30.769</text:p>
          </table:table-cell>
          <table:table-cell table:style-name="ce17" table:formula="of:=ROUND(([.$I$2]*[.$L$2])/(([.F18])*1000*1000*1000);3)" office:value-type="float" office:value="21.622" calcext:value-type="float">
            <text:p>21.622</text:p>
          </table:table-cell>
          <table:table-cell table:style-name="ce17" table:formula="of:=ROUND(([.$I$2]*[.$L$2])/(([.G18])*1000*1000*1000);3)" office:value-type="float" office:value="17.391" calcext:value-type="float">
            <text:p>17.391</text:p>
          </table:table-cell>
          <table:table-cell table:style-name="ce17" table:formula="of:=ROUND(([.$I$2]*[.$L$2])/(([.H18])*1000*1000*1000);3)" office:value-type="float" office:value="12.698" calcext:value-type="float">
            <text:p>12.698</text:p>
          </table:table-cell>
          <table:table-cell table:style-name="ce17" table:formula="of:=ROUND(([.$I$2]*[.$L$2])/(([.I18])*1000*1000*1000);3)" office:value-type="float" office:value="13.115" calcext:value-type="float">
            <text:p>13.115</text:p>
          </table:table-cell>
          <table:table-cell table:style-name="ce21" office:value-type="string" calcext:value-type="string">
            <text:p><text:span text:style-name="T1">OBS: Como </text:span><text:span text:style-name="T2">nesse caso</text:span><text:span text:style-name="T3"> uma OP significa uma operação de redução</text:span></text:p>
            <text:p><text:span text:style-name="T4">          a vazão pode ser melhor mostrada  GFLOPS</text:span>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table:formula="of:=[.B19]" office:value-type="float" office:value="1" calcext:value-type="float">
            <text:p>1.00</text:p>
          </table:table-cell>
          <table:table-cell table:style-name="ce16" table:formula="of:=[.C19]" office:value-type="float" office:value="0.6" calcext:value-type="float">
            <text:p>0.60</text:p>
          </table:table-cell>
          <table:table-cell table:style-name="ce16" table:formula="of:=[.D19]" office:value-type="float" office:value="0.43" calcext:value-type="float">
            <text:p>0.43</text:p>
          </table:table-cell>
          <table:table-cell table:style-name="ce16" table:formula="of:=[.E19]" office:value-type="float" office:value="0.35" calcext:value-type="float">
            <text:p>0.35</text:p>
          </table:table-cell>
          <table:table-cell table:style-name="ce16" table:formula="of:=[.F19]" office:value-type="float" office:value="0.24" calcext:value-type="float">
            <text:p>0.24</text:p>
          </table:table-cell>
          <table:table-cell table:style-name="ce16" table:formula="of:=[.G19]" office:value-type="float" office:value="0.2" calcext:value-type="float">
            <text:p>0.20</text:p>
          </table:table-cell>
          <table:table-cell table:style-name="ce16" table:formula="of:=[.H19]" office:value-type="float" office:value="0.14" calcext:value-type="float">
            <text:p>0.14</text:p>
          </table:table-cell>
          <table:table-cell table:style-name="ce16" table:formula="of:=[.I19]" office:value-type="float" office:value="0.15" calcext:value-type="float">
            <text:p>0.15</text:p>
          </table:table-cell>
          <table:table-cell table:number-columns-repeated="1015"/>
        </table:table-row>
        <table:table-row table:style-name="ro1" table:number-rows-repeated="955">
          <table:table-cell table:style-name="ce7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s" table:style-name="ta3">
        <table:table-column table:style-name="co2" table:number-columns-repeated="10" table:default-cell-style-name="Default"/>
        <table:table-column table:style-name="co3" table:number-columns-repeated="16" table:default-cell-style-name="Default"/>
        <table:table-column table:style-name="co4" table:number-columns-repeated="998" table:default-cell-style-name="Default"/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8000000" calcext:value-type="float">
            <text:p>8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threads</text:p>
          </table:table-cell>
          <table:table-cell table:style-name="ce34"/>
          <table:table-cell table:number-columns-repeated="1014"/>
        </table:table-row>
        <table:table-row table:style-name="ro1">
          <table:table-cell table:style-name="ce31" office:value-type="float" office:value="0.117" calcext:value-type="float">
            <text:p>0.117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059" calcext:value-type="float">
            <text:p>0.059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13" calcext:value-type="float">
            <text:p>0.130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096" calcext:value-type="float">
            <text:p>0.096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103" calcext:value-type="float">
            <text:p>0.103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072" calcext:value-type="float">
            <text:p>0.072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074" calcext:value-type="float">
            <text:p>0.074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085" calcext:value-type="float">
            <text:p>0.085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079" calcext:value-type="float">
            <text:p>0.079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2" office:value-type="float" office:value="0.127" calcext:value-type="float">
            <text:p>0.127</text:p>
          </table:table-cell>
          <table:table-cell table:number-columns-repeated="8"/>
          <table:table-cell table:style-name="ce32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8000000" calcext:value-type="float">
            <text:p>8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threads</text:p>
          </table:table-cell>
          <table:table-cell table:style-name="ce35"/>
          <table:table-cell table:number-columns-repeated="1014"/>
        </table:table-row>
        <table:table-row table:style-name="ro1">
          <table:table-cell table:style-name="ce33" office:value-type="float" office:value="0.198" calcext:value-type="float">
            <text:p>0.19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27" calcext:value-type="float">
            <text:p>0.12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2" calcext:value-type="float">
            <text:p>0.200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27" calcext:value-type="float">
            <text:p>0.12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02" calcext:value-type="float">
            <text:p>0.102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095" calcext:value-type="float">
            <text:p>0.09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26" calcext:value-type="float">
            <text:p>0.22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098" calcext:value-type="float">
            <text:p>0.09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59" calcext:value-type="float">
            <text:p>0.159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16" calcext:value-type="float">
            <text:p>0.21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8000000" calcext:value-type="float">
            <text:p>8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hreads</text:p>
          </table:table-cell>
          <table:table-cell table:style-name="ce35"/>
          <table:table-cell table:number-columns-repeated="1014"/>
        </table:table-row>
        <table:table-row table:style-name="ro1">
          <table:table-cell table:style-name="ce33" office:value-type="float" office:value="0.515" calcext:value-type="float">
            <text:p>0.51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25" calcext:value-type="float">
            <text:p>0.12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86" calcext:value-type="float">
            <text:p>0.186</text:p>
          </table:table-cell>
          <table:table-cell table:style-name="ce12" table:formula="of:=SUM([.A24:.A33])" office:value-type="float" office:value="2.077" calcext:value-type="float">
            <text:p>2.08</text:p>
          </table:table-cell>
          <table:table-cell table:number-columns-repeated="7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78" calcext:value-type="float">
            <text:p>0.17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48" calcext:value-type="float">
            <text:p>0.24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78" calcext:value-type="float">
            <text:p>0.17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86" calcext:value-type="float">
            <text:p>0.18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89" calcext:value-type="float">
            <text:p>0.189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32" calcext:value-type="float">
            <text:p>0.132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14" calcext:value-type="float">
            <text:p>0.140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8000000" calcext:value-type="float">
            <text:p>8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threads</text:p>
          </table:table-cell>
          <table:table-cell table:style-name="ce35"/>
          <table:table-cell table:number-columns-repeated="1014"/>
        </table:table-row>
        <table:table-row table:style-name="ro1">
          <table:table-cell table:style-name="ce33" office:value-type="float" office:value="0.313" calcext:value-type="float">
            <text:p>0.31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26" calcext:value-type="float">
            <text:p>0.22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63" calcext:value-type="float">
            <text:p>0.26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27" calcext:value-type="float">
            <text:p>0.22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93" calcext:value-type="float">
            <text:p>0.19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63" calcext:value-type="float">
            <text:p>0.36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68" calcext:value-type="float">
            <text:p>0.26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74" calcext:value-type="float">
            <text:p>0.27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2" calcext:value-type="float">
            <text:p>0.200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25" calcext:value-type="float">
            <text:p>0.22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8000000" calcext:value-type="float">
            <text:p>8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threads</text:p>
          </table:table-cell>
          <table:table-cell table:style-name="ce35"/>
          <table:table-cell table:number-columns-repeated="1014"/>
        </table:table-row>
        <table:table-row table:style-name="ro1">
          <table:table-cell table:style-name="ce33" office:value-type="float" office:value="0.001075" calcext:value-type="float">
            <text:p>0.00107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75" calcext:value-type="float">
            <text:p>0.37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13" calcext:value-type="float">
            <text:p>0.51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23" calcext:value-type="float">
            <text:p>0.42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47" calcext:value-type="float">
            <text:p>0.34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44" calcext:value-type="float">
            <text:p>0.34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67" calcext:value-type="float">
            <text:p>0.36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11" calcext:value-type="float">
            <text:p>0.411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78" calcext:value-type="float">
            <text:p>0.47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41" calcext:value-type="float">
            <text:p>0.410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8000000" calcext:value-type="float">
            <text:p>8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threads</text:p>
          </table:table-cell>
          <table:table-cell table:style-name="ce35"/>
          <table:table-cell table:number-columns-repeated="1014"/>
        </table:table-row>
        <table:table-row table:style-name="ro1">
          <table:table-cell table:style-name="ce33" office:value-type="float" office:value="0.404" calcext:value-type="float">
            <text:p>0.40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72" calcext:value-type="float">
            <text:p>0.720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83" calcext:value-type="float">
            <text:p>0.38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84" calcext:value-type="float">
            <text:p>0.38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66" calcext:value-type="float">
            <text:p>0.46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04" calcext:value-type="float">
            <text:p>0.40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88" calcext:value-type="float">
            <text:p>0.58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32" calcext:value-type="float">
            <text:p>0.532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28" calcext:value-type="float">
            <text:p>0.32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67" calcext:value-type="float">
            <text:p>0.36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8000000" calcext:value-type="float">
            <text:p>8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hreads</text:p>
          </table:table-cell>
          <table:table-cell table:style-name="ce35"/>
          <table:table-cell table:number-columns-repeated="1014"/>
        </table:table-row>
        <table:table-row table:style-name="ro1">
          <table:table-cell table:style-name="ce32" office:value-type="float" office:value="0.88" calcext:value-type="float">
            <text:p>0.880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64" calcext:value-type="float">
            <text:p>0.640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15" calcext:value-type="float">
            <text:p>0.41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803" calcext:value-type="float">
            <text:p>0.80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26" calcext:value-type="float">
            <text:p>0.52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673" calcext:value-type="float">
            <text:p>0.67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6" calcext:value-type="float">
            <text:p>0.600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03" calcext:value-type="float">
            <text:p>0.40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75" calcext:value-type="float">
            <text:p>0.750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58" calcext:value-type="float">
            <text:p>0.580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8000000" calcext:value-type="float">
            <text:p>8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threads</text:p>
          </table:table-cell>
          <table:table-cell table:style-name="ce35"/>
          <table:table-cell table:number-columns-repeated="1014"/>
        </table:table-row>
        <table:table-row table:style-name="ro1">
          <table:table-cell table:style-name="ce31" office:value-type="float" office:value="0.977" calcext:value-type="float">
            <text:p>0.977</text:p>
          </table:table-cell>
          <table:table-cell table:number-columns-repeated="8"/>
          <table:table-cell table:style-name="ce36"/>
          <table:table-cell table:number-columns-repeated="1014"/>
        </table:table-row>
        <table:table-row table:style-name="ro1">
          <table:table-cell table:style-name="ce33" office:value-type="float" office:value="0.539" calcext:value-type="float">
            <text:p>0.539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63" calcext:value-type="float">
            <text:p>0.46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76" calcext:value-type="float">
            <text:p>0.57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761" calcext:value-type="float">
            <text:p>0.761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21" calcext:value-type="float">
            <text:p>0.521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745" calcext:value-type="float">
            <text:p>0.74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716" calcext:value-type="float">
            <text:p>0.71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15" calcext:value-type="float">
            <text:p>0.41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36" calcext:value-type="float">
            <text:p>0.360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 table:number-rows-repeated="91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ologia-processador" table:style-name="ta4">
        <table:table-column table:style-name="co2" table:number-columns-repeated="7" table:default-cell-style-name="Default"/>
        <table:table-column table:style-name="co3" table:number-columns-repeated="19" table:default-cell-style-name="Default"/>
        <table:table-column table:style-name="co4" table:number-columns-repeated="998" table:default-cell-style-name="Default"/>
        <table:table-row table:style-name="ro1">
          <table:table-cell table:style-name="ce37" office:value-type="string" calcext:value-type="string">
            <text:p>Topologia do processador obtida com o programa lstopo</text:p>
          </table:table-cell>
          <table:table-cell table:style-name="ce37" table:number-columns-repeated="6"/>
          <table:table-cell table:number-columns-repeated="1017"/>
        </table:table-row>
        <table:table-row table:style-name="ro1">
          <table:table-cell table:style-name="ce38" office:value-type="string" calcext:value-type="string">
            <text:p><text:span text:style-name="T5">para rodar: </text:span><text:span text:style-name="T6">(gera o </text:span><text:span text:style-name="T7">pdf</text:span><text:span text:style-name="T6"> dessa figura e insere aqui!)</text:span></text:p>
          </table:table-cell>
          <table:table-cell table:style-name="ce37" table:number-columns-repeated="6"/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lstopo topology.pdf</text:p>
          </table:table-cell>
          <table:table-cell table:style-name="ce37" table:number-columns-repeated="5"/>
          <table:table-cell table:number-columns-repeated="1017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ção-pool-vs-criação-de-threads" table:style-name="ta5"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style-name="ce40" office:value-type="string" calcext:value-type="string">
            <text:p>Para </text:p>
          </table:table-cell>
          <table:table-cell table:style-name="ce43" table:formula="of:=[$resultados.E1]" office:value-type="float" office:value="8000000" calcext:value-type="float">
            <text:p>8000000</text:p>
          </table:table-cell>
          <table:table-cell table:style-name="ce41" office:value-type="string" calcext:value-type="string">
            <text:p>de elemento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3" calcext:value-type="float">
            <text:p>1.163</text:p>
          </table:table-cell>
          <table:table-cell table:style-name="ce17" office:value-type="float" office:value="2.217" calcext:value-type="float">
            <text:p>2.217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4.098" calcext:value-type="float">
            <text:p>4.098</text:p>
          </table:table-cell>
          <table:table-cell table:style-name="ce17" office:value-type="float" office:value="5.051" calcext:value-type="float">
            <text:p>5.051</text:p>
          </table:table-cell>
          <table:table-cell table:style-name="ce17" office:value-type="float" office:value="5.917" calcext:value-type="float">
            <text:p>5.917</text:p>
          </table:table-cell>
          <table:table-cell table:style-name="ce17" office:value-type="float" office:value="6.711" calcext:value-type="float">
            <text:p>6.711</text:p>
          </table:table-cell>
          <table:table-cell table:style-name="ce17" office:value-type="float" office:value="7.299" calcext:value-type="float">
            <text:p>7.29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1" calcext:value-type="float">
            <text:p>1.91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52" calcext:value-type="float">
            <text:p>3.52</text:p>
          </table:table-cell>
          <table:table-cell table:style-name="ce16" office:value-type="float" office:value="4.34" calcext:value-type="float">
            <text:p>4.34</text:p>
          </table:table-cell>
          <table:table-cell table:style-name="ce16" office:value-type="float" office:value="5.09" calcext:value-type="float">
            <text:p>5.09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4" calcext:value-type="float">
            <text:p>1.164</text:p>
          </table:table-cell>
          <table:table-cell table:style-name="ce17" office:value-type="float" office:value="2.304" calcext:value-type="float">
            <text:p>2.304</text:p>
          </table:table-cell>
          <table:table-cell table:style-name="ce17" office:value-type="float" office:value="3.135" calcext:value-type="float">
            <text:p>3.135</text:p>
          </table:table-cell>
          <table:table-cell table:style-name="ce17" office:value-type="float" office:value="4.184" calcext:value-type="float">
            <text:p>4.184</text:p>
          </table:table-cell>
          <table:table-cell table:style-name="ce17" office:value-type="float" office:value="5.181" calcext:value-type="float">
            <text:p>5.181</text:p>
          </table:table-cell>
          <table:table-cell table:style-name="ce17" office:value-type="float" office:value="6.135" calcext:value-type="float">
            <text:p>6.135</text:p>
          </table:table-cell>
          <table:table-cell table:style-name="ce17" office:value-type="float" office:value="6.993" calcext:value-type="float">
            <text:p>6.993</text:p>
          </table:table-cell>
          <table:table-cell table:style-name="ce17" office:value-type="float" office:value="7.752" calcext:value-type="float">
            <text:p>7.75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8" calcext:value-type="float">
            <text:p>1.98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59" calcext:value-type="float">
            <text:p>3.59</text:p>
          </table:table-cell>
          <table:table-cell table:style-name="ce16" office:value-type="float" office:value="4.45" calcext:value-type="float">
            <text:p>4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6.01" calcext:value-type="float">
            <text:p>6.01</text:p>
          </table:table-cell>
          <table:table-cell table:style-name="ce16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41" office:value-type="string" calcext:value-type="string">
            <text:p>Comparação Pool de threads versus Criação de threads</text:p>
          </table:table-cell>
          <table:table-cell table:style-name="ce43"/>
          <table:table-cell table:style-name="ce41" table:number-columns-repeated="7"/>
          <table:table-cell/>
          <table:table-cell table:style-name="ce41" office:value-type="string" calcext:value-type="string">
            <text:p>Conclusoes:</text:p>
          </table:table-cell>
          <table:table-cell table:style-name="ce41" table:number-columns-repeated="15"/>
          <table:table-cell table:number-columns-repeated="998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Aceleraçao (Pool/criação)</text:p>
          </table:table-cell>
          <table:table-cell table:style-name="ce44" table:formula="of:=[.B9]/[.B4]" office:value-type="float" office:value="1.00085984522786" calcext:value-type="float">
            <text:p>1.001</text:p>
          </table:table-cell>
          <table:table-cell table:style-name="ce44" table:formula="of:=[.C9]/[.C4]" office:value-type="float" office:value="1.03924221921516" calcext:value-type="float">
            <text:p>1.039</text:p>
          </table:table-cell>
          <table:table-cell table:style-name="ce44" table:formula="of:=[.D9]/[.D4]" office:value-type="float" office:value="1.02820596917022" calcext:value-type="float">
            <text:p>1.028</text:p>
          </table:table-cell>
          <table:table-cell table:style-name="ce44" table:formula="of:=[.E9]/[.E4]" office:value-type="float" office:value="1.02098584675451" calcext:value-type="float">
            <text:p>1.021</text:p>
          </table:table-cell>
          <table:table-cell table:style-name="ce44" table:formula="of:=[.F9]/[.F4]" office:value-type="float" office:value="1.02573747772718" calcext:value-type="float">
            <text:p>1.026</text:p>
          </table:table-cell>
          <table:table-cell table:style-name="ce44" table:formula="of:=[.G9]/[.G4]" office:value-type="float" office:value="1.03684299476086" calcext:value-type="float">
            <text:p>1.037</text:p>
          </table:table-cell>
          <table:table-cell table:style-name="ce44" table:formula="of:=[.H9]/[.H4]" office:value-type="float" office:value="1.04202056325436" calcext:value-type="float">
            <text:p>1.042</text:p>
          </table:table-cell>
          <table:table-cell table:style-name="ce44" table:formula="of:=[.I9]/[.I4]" office:value-type="float" office:value="1.06206329634196" calcext:value-type="float">
            <text:p>1.062</text:p>
          </table:table-cell>
          <table:table-cell table:style-name="ce13"/>
          <table:table-cell table:style-name="ce24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/>
          <table:table-cell table:style-name="ce13" table:number-columns-repeated="12"/>
          <table:table-cell table:number-columns-repeated="998"/>
        </table:table-row>
        <table:table-row table:style-name="ro4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a versão com pool de threads obteve até 6.2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40" office:value-type="string" calcext:value-type="string">
            <text:p>Para </text:p>
          </table:table-cell>
          <table:table-cell table:style-name="ce43" office:value-type="string" calcext:value-type="string">
            <text:p>500mil</text:p>
          </table:table-cell>
          <table:table-cell table:style-name="ce41" office:value-type="string" calcext:value-type="string">
            <text:p>elemento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2" calcext:value-type="float">
            <text:p>1.162</text:p>
          </table:table-cell>
          <table:table-cell table:style-name="ce17" office:value-type="float" office:value="1.592" calcext:value-type="float">
            <text:p>1.592</text:p>
          </table:table-cell>
          <table:table-cell table:style-name="ce17" office:value-type="float" office:value="2.315" calcext:value-type="float">
            <text:p>2.315</text:p>
          </table:table-cell>
          <table:table-cell table:style-name="ce17" office:value-type="float" office:value="2.874" calcext:value-type="float">
            <text:p>2.874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3.125" calcext:value-type="float">
            <text:p>3.125</text:p>
          </table:table-cell>
          <table:table-cell table:style-name="ce17" office:value-type="float" office:value="3.106" calcext:value-type="float">
            <text:p>3.106</text:p>
          </table:table-cell>
          <table:table-cell table:style-name="ce17" office:value-type="float" office:value="2.959" calcext:value-type="float">
            <text:p>2.95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1" calcext:value-type="float">
            <text:p>1.91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52" calcext:value-type="float">
            <text:p>3.52</text:p>
          </table:table-cell>
          <table:table-cell table:style-name="ce16" office:value-type="float" office:value="4.34" calcext:value-type="float">
            <text:p>4.34</text:p>
          </table:table-cell>
          <table:table-cell table:style-name="ce16" office:value-type="float" office:value="5.09" calcext:value-type="float">
            <text:p>5.09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5" calcext:value-type="float">
            <text:p>1.165</text:p>
          </table:table-cell>
          <table:table-cell table:style-name="ce17" office:value-type="float" office:value="2.262" calcext:value-type="float">
            <text:p>2.262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4.032" calcext:value-type="float">
            <text:p>4.032</text:p>
          </table:table-cell>
          <table:table-cell table:style-name="ce17" office:value-type="float" office:value="4.902" calcext:value-type="float">
            <text:p>4.902</text:p>
          </table:table-cell>
          <table:table-cell table:style-name="ce17" office:value-type="float" office:value="5.682" calcext:value-type="float">
            <text:p>5.682</text:p>
          </table:table-cell>
          <table:table-cell table:style-name="ce17" office:value-type="float" office:value="6.494" calcext:value-type="float">
            <text:p>6.494</text:p>
          </table:table-cell>
          <table:table-cell table:style-name="ce17" office:value-type="float" office:value="7.042" calcext:value-type="float">
            <text:p>7.04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8" calcext:value-type="float">
            <text:p>1.98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59" calcext:value-type="float">
            <text:p>3.59</text:p>
          </table:table-cell>
          <table:table-cell table:style-name="ce16" office:value-type="float" office:value="4.45" calcext:value-type="float">
            <text:p>4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6.01" calcext:value-type="float">
            <text:p>6.01</text:p>
          </table:table-cell>
          <table:table-cell table:style-name="ce16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41" office:value-type="string" calcext:value-type="string">
            <text:p>Comparação Pool de threads versus Criação de threads</text:p>
          </table:table-cell>
          <table:table-cell table:style-name="ce43"/>
          <table:table-cell table:style-name="ce41" table:number-columns-repeated="7"/>
          <table:table-cell/>
          <table:table-cell table:style-name="ce41" office:value-type="string" calcext:value-type="string">
            <text:p>Conclusoes: ...segue</text:p>
          </table:table-cell>
          <table:table-cell table:style-name="ce41" table:number-columns-repeated="3"/>
          <table:table-cell table:number-columns-repeated="1010"/>
        </table:table-row>
        <table:table-row table:style-name="ro1">
          <table:table-cell table:style-name="ce41"/>
          <table:table-cell table:style-name="ce43"/>
          <table:table-cell table:style-name="ce41" table:number-columns-repeated="7"/>
          <table:table-cell/>
          <table:table-cell table:style-name="ce41" table:number-columns-repeated="4"/>
          <table:table-cell table:number-columns-repeated="1010"/>
        </table:table-row>
        <table:table-row table:style-name="ro1">
          <table:table-cell table:style-name="ce41" office:value-type="string" calcext:value-type="string">
            <text:p>Comparação Pool de threads versus Criação de threads</text:p>
          </table:table-cell>
          <table:table-cell table:style-name="ce43"/>
          <table:table-cell table:style-name="ce41" table:number-columns-repeated="7"/>
          <table:table-cell/>
          <table:table-cell table:style-name="ce41" office:value-type="string" calcext:value-type="string">
            <text:p>Conclusoes:</text:p>
          </table:table-cell>
          <table:table-cell table:style-name="ce41" table:number-columns-repeated="3"/>
          <table:table-cell table:number-columns-repeated="1010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Aceleraçao (Pool/criação)</text:p>
          </table:table-cell>
          <table:table-cell table:style-name="ce44" table:formula="of:=[.B24]/[.B19]" office:value-type="float" office:value="1.0025817555938" calcext:value-type="float">
            <text:p>1.003</text:p>
          </table:table-cell>
          <table:table-cell table:style-name="ce44" table:formula="of:=[.C24]/[.C19]" office:value-type="float" office:value="1.42085427135678" calcext:value-type="float">
            <text:p>1.421</text:p>
          </table:table-cell>
          <table:table-cell table:style-name="ce44" table:formula="of:=[.D24]/[.D19]" office:value-type="float" office:value="1.3170626349892" calcext:value-type="float">
            <text:p>1.317</text:p>
          </table:table-cell>
          <table:table-cell table:style-name="ce44" table:formula="of:=[.E24]/[.E19]" office:value-type="float" office:value="1.40292275574113" calcext:value-type="float">
            <text:p>1.403</text:p>
          </table:table-cell>
          <table:table-cell table:style-name="ce44" table:formula="of:=[.F24]/[.F19]" office:value-type="float" office:value="1.60774024270253" calcext:value-type="float">
            <text:p>1.608</text:p>
          </table:table-cell>
          <table:table-cell table:style-name="ce44" table:formula="of:=[.G24]/[.G19]" office:value-type="float" office:value="1.81824" calcext:value-type="float">
            <text:p>1.818</text:p>
          </table:table-cell>
          <table:table-cell table:style-name="ce44" table:formula="of:=[.H24]/[.H19]" office:value-type="float" office:value="2.09079201545396" calcext:value-type="float">
            <text:p>2.091</text:p>
          </table:table-cell>
          <table:table-cell table:style-name="ce44" table:formula="of:=[.I24]/[.I19]" office:value-type="float" office:value="2.37985806015546" calcext:value-type="float">
            <text:p>2.380</text:p>
          </table:table-cell>
          <table:table-cell/>
          <table:table-cell table:style-name="ce24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/>
          <table:table-cell table:number-columns-repeated="1010"/>
        </table:table-row>
        <table:table-row table:style-name="ro5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a versão com pool de threads obteve até 238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8"/>
          <table:table-cell table:style-name="ce41" office:value-type="string" calcext:value-type="string">
            <text:p>Conclusoes gerais adicionais:</text:p>
          </table:table-cell>
          <table:table-cell table:number-columns-repeated="1013"/>
        </table:table-row>
        <table:table-row table:style-name="ro6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o tempo processamento domina em relação ao tempo de criação de threads. Mesmo assim, para grande quantidade de elementos a versão com pool obteve desempenho até 6.2% melhor.</text:p>
          </table:table-cell>
          <table:covered-table-cell table:number-columns-repeated="3"/>
          <table:table-cell table:number-columns-repeated="1010"/>
        </table:table-row>
        <table:table-row table:style-name="ro1" table:number-rows-repeated="965">
          <table:table-cell/>
          <table:table-cell table:style-name="ce7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28.35pt" fo:margin-right="11.34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ardware" style:display-name="PageStyle_hardwa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ficos" style:display-name="PageStyle_grafic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ados" style:display-name="PageStyle_resultad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ologia-processador" style:display-name="PageStyle_topologia-processado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paração-pool-vs-criação-de-threads" style:display-name="PageStyle_comparação-pool-vs-criação-de-threa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512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aximum="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562cm" svg:height="9.155cm" xlink:href=".." xlink:type="simple" chart:class="chart:line" chart:style-name="ch1">
        <chart:legend chart:legend-position="end" svg:x="4.419cm" svg:y="2.232cm" style:legend-expansion="high" chart:style-name="ch2"/>
        <chart:plot-area chart:style-name="ch3" table:cell-range-address="graficos.B17:graficos.I19" chart:data-source-has-labels="both" svg:x="1.813cm" svg:y="2.148cm" svg:width="8.664cm" svg:height="5.604cm">
          <chartooo:coordinate-region svg:x="2.54cm" svg:y="2.347cm" svg:width="7.843cm" svg:height="4.758cm"/>
          <chart:axis chart:dimension="x" chart:name="primary-x" chart:style-name="ch4" chartooo:axis-type="text">
            <chart:title svg:x="5.413cm" svg:y="7.935cm" chart:style-name="ch5">
              <text:p>n threads</text:p>
            </chart:title>
            <chart:categories table:cell-range-address="graficos.B17:graficos.I17"/>
          </chart:axis>
          <chart:axis chart:dimension="y" chart:name="primary-y" chart:style-name="ch6">
            <chart:title svg:x="1.022cm" svg:y="6.357cm" chart:style-name="ch7">
              <text:p>Tempo médio (ms)</text:p>
            </chart:title>
            <chart:grid chart:style-name="ch8" chart:class="major"/>
          </chart:axis>
          <chart:series chart:style-name="ch9" chart:values-cell-range-address="graficos.B18:graficos.I18" loext:label-string="&quot;tempo médio (s)&quot;" chart:class="chart:line">
            <chart:data-point chart:repeated="8"/>
          </chart:series>
          <chart:series chart:style-name="ch10" chart:values-cell-range-address="graficos.B19:graficos.I19" loext:label-string="&quot;Aceleraçao&quot;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(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0.09">
                <text:p>0.09</text:p>
                <draw:g>
                  <svg:desc>graficos.B18:graficos.I18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6">
                <text:p>0.2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7">
                <text:p>0.3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6">
                <text:p>0.4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3">
                <text:p>0.6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1">
                <text:p>0.61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">
      <style:chart-properties chart:display-label="true" chart:logarithmic="false" chart:maximum="1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7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488cm" svg:height="9.102cm" xlink:href=".." xlink:type="simple" chart:class="chart:line" chart:style-name="ch1">
        <chart:legend chart:legend-position="end" svg:x="2.25cm" svg:y="2.373cm" style:legend-expansion="high" chart:style-name="ch2"/>
        <chart:plot-area chart:style-name="ch3" table:cell-range-address="graficos.B43:graficos.I45" chart:data-source-has-labels="both" svg:x="1.735cm" svg:y="2.019cm" svg:width="8.836cm" svg:height="5.569cm">
          <chartooo:coordinate-region svg:x="2.356cm" svg:y="2.219cm" svg:width="7.935cm" svg:height="4.722cm"/>
          <chart:axis chart:dimension="x" chart:name="primary-x" chart:style-name="ch4" chartooo:axis-type="text">
            <chart:categories table:cell-range-address="graficos.B43:graficos.I43"/>
          </chart:axis>
          <chart:axis chart:dimension="y" chart:name="primary-y" chart:style-name="ch5">
            <chart:title svg:x="11.157cm" svg:y="5.883cm" chart:style-name="ch6">
              <text:p>Aceleração</text:p>
            </chart:title>
          </chart:axis>
          <chart:series chart:style-name="ch7" chart:values-cell-range-address="graficos.B44:graficos.I44" loext:label-string="&quot;vazao média (GFLOPS)&quot;" chart:class="chart:line">
            <chart:data-point chart:repeated="8"/>
          </chart:series>
          <chart:series chart:style-name="ch8" chart:values-cell-range-address="graficos.B45:graficos.I45" loext:label-string="&quot;Aceleraçao&quot;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zao média (GFLOP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88.889">
                <text:p>88.889</text:p>
                <draw:g>
                  <svg:desc>graficos.B44:graficos.I44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.333">
                <text:p>53.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095">
                <text:p>38.09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.769">
                <text:p>30.76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.622">
                <text:p>21.62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.391">
                <text:p>17.3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.698">
                <text:p>12.69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115">
                <text:p>13.115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